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wrap-option="wrap"/>
      <style:paragraph-properties style:writing-mode="lr-tb"/>
    </style:style>
    <style:style style:name="gr6" style:family="graphic" style:parent-style-name="standard">
      <style:graphic-properties svg:stroke-width="0.05cm" svg:stroke-color="#004586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1.1cm" svg:y="3.9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6cm" svg:y="6.6cm">
          <draw:text-box>
            <text:p>minhaConta</text:p>
          </draw:text-box>
        </draw:frame>
        <draw:custom-shape draw:style-name="gr4" draw:text-style-name="P1" draw:layer="layout" svg:width="2cm" svg:height="1.1cm" svg:x="4.7cm" svg:y="6.5cm">
          <text:p text:style-name="P2">nul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1cm" svg:height="2.9cm" svg:x="9.4cm" svg:y="5.5cm">
          <text:p text:style-name="P2">Em Java variáveis de uma classe guardam o valor especial <text:span text:style-name="T1">null</text:span><text:span text:style-name="T2">, que significa nenhum endereç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8cm" svg:height="0.8cm" svg:x="7.1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7.3cm" svg:height="2.399cm" svg:x="10cm" svg:y="0.201cm">
          <text:p text:style-name="P2">Reservando um espaço da pilha de execução para uma variável.</text:p>
          <draw:enhanced-geometry svg:viewBox="0 0 21600 21600" draw:mirror-horizontal="false" draw:type="line-callout-1" draw:modifiers="-8307.46473085879 23481 -736.666210108204 49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14T21:52:06.941777471</meta:creation-date>
    <dc:date>2024-03-25T17:45:21.315119902</dc:date>
    <meta:editing-duration>PT28M28S</meta:editing-duration>
    <meta:editing-cycles>9</meta:editing-cycles>
    <meta:generator>LibreOffice/7.3.7.2$Linux_X86_64 LibreOffice_project/30$Build-2</meta:generator>
    <meta:document-statistic meta:object-count="7"/>
  </office:meta>
</office:document-meta>
</file>